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Courier New" style:font-name-asian="Courier New" style:font-name-complex="Courier New" fo:font-weight="bold" style:font-weight-asian="bold" fo:color="#C00000" fo:font-size="15pt" style:font-size-asian="15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P3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4" style:parent-style-name="Προεπιλεγμένηγραμματοσειρά" style:family="text">
      <style:text-properties style:font-name="Courier New" style:font-name-asian="Courier New" style:font-name-complex="Courier New" fo:font-weight="bold" style:font-weight-asian="bold" fo:color="#4472C4" fo:font-size="11pt" style:font-size-asian="11pt" style:font-size-complex="11pt"/>
    </style:style>
    <style:style style:name="T5" style:parent-style-name="Προεπιλεγμένηγραμματοσειρά" style:family="text">
      <style:text-properties style:font-name="Courier New" style:font-name-asian="Courier New" style:font-name-complex="Courier New" style:use-window-font-color="true" fo:font-size="11pt" style:font-size-asian="11pt" style:font-size-complex="11pt"/>
    </style:style>
    <style:style style:name="T6" style:parent-style-name="Προεπιλεγμένηγραμματοσειρά" style:family="text">
      <style:text-properties style:font-name="Courier New" style:font-name-asian="Courier New" style:font-name-complex="Courier New" style:use-window-font-color="true" fo:font-size="10.5pt" style:font-size-asian="10.5pt"/>
    </style:style>
    <style:style style:name="T7" style:parent-style-name="Προεπιλεγμένηγραμματοσειρά" style:family="text">
      <style:text-properties style:font-name="Courier New" style:font-name-asian="Courier New" style:font-name-complex="Courier New" style:use-window-font-color="true" fo:font-size="9.5pt" style:font-size-asian="9.5pt" style:font-size-complex="9.5pt"/>
    </style:style>
    <style:style style:name="P8" style:parent-style-name="Standard" style:family="paragraph">
      <style:text-properties style:font-name="Courier New" style:font-name-asian="Courier New" style:font-name-complex="Courier New" style:use-window-font-color="true" fo:font-size="9.5pt" style:font-size-asian="9.5pt" style:font-size-complex="9.5pt"/>
    </style:style>
    <style:style style:name="P9" style:parent-style-name="Standard" style:family="paragraph">
      <style:text-properties style:font-name="Courier New" style:font-name-asian="Courier New" style:font-name-complex="Courier New" style:use-window-font-color="true" fo:font-size="9.5pt" style:font-size-asian="9.5pt" style:font-size-complex="9.5pt"/>
    </style:style>
    <style:style style:name="P10" style:parent-style-name="Standard" style:family="paragraph">
      <style:text-properties style:font-name="Courier New" style:font-name-asian="Courier New" style:font-name-complex="Courier New" style:use-window-font-color="true" fo:font-size="9.5pt" style:font-size-asian="9.5pt" style:font-size-complex="9.5pt"/>
    </style:style>
    <style:style style:name="P11" style:parent-style-name="Standard" style:family="paragraph">
      <style:text-properties style:font-name="Courier New" style:font-name-asian="Courier New" style:font-name-complex="Courier New" style:use-window-font-color="true" fo:font-size="9.5pt" style:font-size-asian="9.5pt" style:font-size-complex="9.5pt"/>
    </style:style>
    <style:style style:name="P12" style:parent-style-name="Standard" style:family="paragraph">
      <style:text-properties style:font-name="Courier New" style:font-name-asian="Courier New" style:font-name-complex="Courier New" style:use-window-font-color="true" fo:font-size="9.5pt" style:font-size-asian="9.5pt" style:font-size-complex="9.5pt"/>
    </style:style>
    <style:style style:name="P13" style:parent-style-name="Standard" style:family="paragraph">
      <style:text-properties style:font-name="Courier New" style:font-name-asian="Courier New" style:font-name-complex="Courier New" style:use-window-font-color="true" fo:font-size="9.5pt" style:font-size-asian="9.5pt" style:font-size-complex="9.5pt"/>
    </style:style>
    <style:style style:name="P14" style:parent-style-name="Standard" style:family="paragraph">
      <style:text-properties style:font-name="Courier New" style:font-name-asian="Courier New" style:font-name-complex="Courier New" style:use-window-font-color="true" fo:font-size="9.5pt" style:font-size-asian="9.5pt" style:font-size-complex="9.5pt"/>
    </style:style>
    <style:style style:name="P15" style:parent-style-name="Standard" style:family="paragraph">
      <style:text-properties style:font-name="Courier New" style:font-name-asian="Courier New" style:font-name-complex="Courier New" style:use-window-font-color="true" fo:font-size="9.5pt" style:font-size-asian="9.5pt" style:font-size-complex="9.5pt"/>
    </style:style>
    <style:style style:name="P16" style:parent-style-name="Standard" style:family="paragraph">
      <style:text-properties style:font-name="Courier New" style:font-name-asian="Courier New" style:font-name-complex="Courier New" style:use-window-font-color="true" fo:font-size="9.5pt" style:font-size-asian="9.5pt" style:font-size-complex="9.5pt"/>
    </style:style>
    <style:style style:name="P17" style:parent-style-name="Standard" style:family="paragraph">
      <style:text-properties style:font-name="Courier New" style:font-name-asian="Courier New" style:font-name-complex="Courier New" style:use-window-font-color="true" fo:font-size="9.5pt" style:font-size-asian="9.5pt" style:font-size-complex="9.5pt"/>
    </style:style>
    <style:style style:name="P18" style:parent-style-name="Standard" style:family="paragraph">
      <style:text-properties style:font-name="Courier New" style:font-name-asian="Courier New" style:font-name-complex="Courier New" style:use-window-font-color="true" fo:font-size="9.5pt" style:font-size-asian="9.5pt" style:font-size-complex="9.5pt"/>
    </style:style>
    <style:style style:name="P19" style:parent-style-name="Standard" style:family="paragraph">
      <style:text-properties style:font-name="Courier New" style:font-name-asian="Courier New" style:font-name-complex="Courier New" style:use-window-font-color="true" fo:font-size="9.5pt" style:font-size-asian="9.5pt" style:font-size-complex="9.5pt"/>
    </style:style>
    <style:style style:name="P20" style:parent-style-name="Standard" style:family="paragraph">
      <style:text-properties style:font-name="Courier New" style:font-name-asian="Courier New" style:font-name-complex="Courier New" style:use-window-font-color="true" fo:font-size="9.5pt" style:font-size-asian="9.5pt" style:font-size-complex="9.5pt"/>
    </style:style>
    <style:style style:name="P21" style:parent-style-name="Standard" style:family="paragraph">
      <style:text-properties style:font-name="Courier New" style:font-name-asian="Courier New" style:font-name-complex="Courier New" style:use-window-font-color="true" fo:font-size="9.5pt" style:font-size-asian="9.5pt" style:font-size-complex="9.5pt"/>
    </style:style>
    <style:style style:name="P22" style:parent-style-name="Standard" style:family="paragraph">
      <style:text-properties style:font-name="Courier New" style:font-name-asian="Courier New" style:font-name-complex="Courier New" style:use-window-font-color="true" fo:font-size="9.5pt" style:font-size-asian="9.5pt" style:font-size-complex="9.5pt"/>
    </style:style>
    <style:style style:name="P23" style:parent-style-name="Standard" style:family="paragraph">
      <style:text-properties style:font-name="Courier New" style:font-name-asian="Courier New" style:font-name-complex="Courier New" style:use-window-font-color="true" fo:font-size="9.5pt" style:font-size-asian="9.5pt" style:font-size-complex="9.5pt"/>
    </style:style>
    <style:style style:name="P24" style:parent-style-name="Standard" style:family="paragraph">
      <style:paragraph-properties fo:text-indent="0.5in"/>
      <style:text-properties style:font-name="Courier New" style:font-name-asian="Courier New" style:font-name-complex="Courier New" style:use-window-font-color="true" fo:font-size="9.5pt" style:font-size-asian="9.5pt" style:font-size-complex="9.5pt"/>
    </style:style>
    <style:style style:name="P25" style:parent-style-name="Standard" style:family="paragraph">
      <style:paragraph-properties fo:text-indent="0.5in"/>
      <style:text-properties style:font-name="Courier New" style:font-name-asian="Courier New" style:font-name-complex="Courier New" style:use-window-font-color="true" fo:font-size="9.5pt" style:font-size-asian="9.5pt" style:font-size-complex="9.5pt"/>
    </style:style>
    <style:style style:name="P26" style:parent-style-name="Standard" style:family="paragraph">
      <style:paragraph-properties fo:text-indent="0.5in"/>
      <style:text-properties style:font-name="Courier New" style:font-name-asian="Courier New" style:font-name-complex="Courier New" style:use-window-font-color="true" fo:font-size="9.5pt" style:font-size-asian="9.5pt" style:font-size-complex="9.5pt"/>
    </style:style>
    <style:style style:name="P27" style:parent-style-name="Standard" style:family="paragraph">
      <style:paragraph-properties fo:text-indent="0.5in"/>
      <style:text-properties style:font-name="Courier New" style:font-name-asian="Courier New" style:font-name-complex="Courier New" style:use-window-font-color="true" fo:font-size="9.5pt" style:font-size-asian="9.5pt" style:font-size-complex="9.5pt"/>
    </style:style>
    <style:style style:name="P28" style:parent-style-name="Standard" style:family="paragraph">
      <style:paragraph-properties fo:text-indent="0.5in"/>
      <style:text-properties style:font-name="Courier New" style:font-name-asian="Courier New" style:font-name-complex="Courier New" style:use-window-font-color="true" fo:font-size="9.5pt" style:font-size-asian="9.5pt" style:font-size-complex="9.5pt"/>
    </style:style>
    <style:style style:name="P29" style:parent-style-name="Standard" style:family="paragraph">
      <style:paragraph-properties fo:text-indent="0.5in"/>
      <style:text-properties style:font-name="Courier New" style:font-name-asian="Courier New" style:font-name-complex="Courier New" style:use-window-font-color="true" fo:font-size="9.5pt" style:font-size-asian="9.5pt" style:font-size-complex="9.5pt"/>
    </style:style>
    <style:style style:name="P30" style:parent-style-name="Standard" style:family="paragraph">
      <style:paragraph-properties fo:text-indent="0.5in"/>
      <style:text-properties style:font-name="Courier New" style:font-name-asian="Courier New" style:font-name-complex="Courier New" style:use-window-font-color="true" fo:font-size="9.5pt" style:font-size-asian="9.5pt" style:font-size-complex="9.5pt"/>
    </style:style>
    <style:style style:name="P31" style:parent-style-name="Standard" style:family="paragraph">
      <style:paragraph-properties fo:text-indent="0.5in"/>
      <style:text-properties style:font-name="Courier New" style:font-name-asian="Courier New" style:font-name-complex="Courier New" style:use-window-font-color="true" fo:font-size="9.5pt" style:font-size-asian="9.5pt" style:font-size-complex="9.5pt"/>
    </style:style>
    <style:style style:name="P32" style:parent-style-name="Standard" style:family="paragraph">
      <style:paragraph-properties fo:text-indent="0.5in"/>
      <style:text-properties style:font-name="Courier New" style:font-name-asian="Courier New" style:font-name-complex="Courier New" style:use-window-font-color="true" fo:font-size="9.5pt" style:font-size-asian="9.5pt" style:font-size-complex="9.5pt"/>
    </style:style>
    <style:style style:name="P33" style:parent-style-name="Standard" style:family="paragraph">
      <style:paragraph-properties fo:text-indent="0.5in"/>
      <style:text-properties style:font-name="Courier New" style:font-name-asian="Courier New" style:font-name-complex="Courier New" style:use-window-font-color="true" fo:font-size="9.5pt" style:font-size-asian="9.5pt" style:font-size-complex="9.5pt"/>
    </style:style>
    <style:style style:name="P34" style:parent-style-name="Standard" style:family="paragraph">
      <style:paragraph-properties fo:text-indent="0.5in"/>
      <style:text-properties style:font-name="Courier New" style:font-name-asian="Courier New" style:font-name-complex="Courier New" style:use-window-font-color="true" fo:font-size="9.5pt" style:font-size-asian="9.5pt" style:font-size-complex="9.5pt"/>
    </style:style>
    <style:style style:name="P35" style:parent-style-name="Standard" style:family="paragraph">
      <style:paragraph-properties fo:text-indent="0.5in"/>
      <style:text-properties style:font-name="Courier New" style:font-name-asian="Courier New" style:font-name-complex="Courier New" style:use-window-font-color="true" fo:font-size="9.5pt" style:font-size-asian="9.5pt" style:font-size-complex="9.5pt"/>
    </style:style>
    <style:style style:name="P36" style:parent-style-name="Standard" style:family="paragraph">
      <style:paragraph-properties fo:text-indent="0.5in"/>
      <style:text-properties style:font-name="Courier New" style:font-name-asian="Courier New" style:font-name-complex="Courier New" style:use-window-font-color="true" fo:font-size="9.5pt" style:font-size-asian="9.5pt" style:font-size-complex="9.5pt"/>
    </style:style>
    <style:style style:name="P37" style:parent-style-name="Standard" style:family="paragraph">
      <style:paragraph-properties fo:text-indent="0.5in"/>
      <style:text-properties style:font-name="Courier New" style:font-name-asian="Courier New" style:font-name-complex="Courier New" style:use-window-font-color="true" fo:font-size="9.5pt" style:font-size-asian="9.5pt" style:font-size-complex="9.5pt"/>
    </style:style>
    <style:style style:name="P38" style:parent-style-name="Standard" style:family="paragraph">
      <style:paragraph-properties fo:text-indent="0.5in"/>
      <style:text-properties style:font-name="Courier New" style:font-name-asian="Courier New" style:font-name-complex="Courier New" style:use-window-font-color="true" fo:font-size="9.5pt" style:font-size-asian="9.5pt" style:font-size-complex="9.5pt"/>
    </style:style>
    <style:style style:name="P39" style:parent-style-name="Standard" style:family="paragraph">
      <style:paragraph-properties fo:text-indent="0.5in"/>
      <style:text-properties style:font-name="Courier New" style:font-name-asian="Courier New" style:font-name-complex="Courier New" style:use-window-font-color="true" fo:font-size="9.5pt" style:font-size-asian="9.5pt" style:font-size-complex="9.5pt"/>
    </style:style>
    <style:style style:name="P40" style:parent-style-name="Standard" style:family="paragraph">
      <style:paragraph-properties fo:text-indent="0.5in"/>
      <style:text-properties style:font-name="Courier New" style:font-name-asian="Courier New" style:font-name-complex="Courier New" style:use-window-font-color="true" fo:font-size="9.5pt" style:font-size-asian="9.5pt" style:font-size-complex="9.5pt"/>
    </style:style>
    <style:style style:name="P41" style:parent-style-name="Standard" style:family="paragraph">
      <style:paragraph-properties fo:text-indent="0.5in"/>
      <style:text-properties style:font-name="Courier New" style:font-name-asian="Courier New" style:font-name-complex="Courier New" style:use-window-font-color="true" fo:font-size="9.5pt" style:font-size-asian="9.5pt" style:font-size-complex="9.5pt"/>
    </style:style>
    <style:style style:name="P42" style:parent-style-name="Standard" style:family="paragraph">
      <style:paragraph-properties fo:text-indent="0.5in"/>
      <style:text-properties style:font-name="Courier New" style:font-name-asian="Courier New" style:font-name-complex="Courier New" style:use-window-font-color="true" fo:font-size="9.5pt" style:font-size-asian="9.5pt" style:font-size-complex="9.5pt"/>
    </style:style>
    <style:style style:name="P43" style:parent-style-name="Standard" style:family="paragraph">
      <style:paragraph-properties fo:text-indent="0.5in"/>
      <style:text-properties style:font-name="Courier New" style:font-name-asian="Courier New" style:font-name-complex="Courier New" style:use-window-font-color="true" fo:font-size="9.5pt" style:font-size-asian="9.5pt" style:font-size-complex="9.5pt"/>
    </style:style>
    <style:style style:name="P44" style:parent-style-name="Standard" style:family="paragraph">
      <style:paragraph-properties fo:text-indent="0.5in"/>
      <style:text-properties style:font-name="Courier New" style:font-name-asian="Courier New" style:font-name-complex="Courier New" style:use-window-font-color="true" fo:font-size="9.5pt" style:font-size-asian="9.5pt" style:font-size-complex="9.5pt"/>
    </style:style>
    <style:style style:name="P45" style:parent-style-name="Standard" style:family="paragraph">
      <style:paragraph-properties fo:text-indent="0.5in"/>
      <style:text-properties style:font-name="Courier New" style:font-name-asian="Courier New" style:font-name-complex="Courier New" style:font-weight-complex="bold" style:use-window-font-color="true" fo:font-size="9.5pt" style:font-size-asian="9.5pt" style:font-size-complex="9.5pt"/>
    </style:style>
    <style:style style:name="P46" style:parent-style-name="Standard" style:family="paragraph">
      <style:paragraph-properties fo:text-indent="0.5in"/>
      <style:text-properties style:font-name="Courier New" style:font-name-asian="Courier New" style:font-name-complex="Courier New" style:font-weight-complex="bold" style:use-window-font-color="true" fo:font-size="9.5pt" style:font-size-asian="9.5pt" style:font-size-complex="9.5pt"/>
    </style:style>
    <style:style style:name="P47" style:parent-style-name="Standard" style:family="paragraph">
      <style:paragraph-properties fo:text-indent="0.5in"/>
      <style:text-properties style:font-name="Courier New" style:font-name-asian="Courier New" style:font-name-complex="Courier New" style:font-weight-complex="bold" style:use-window-font-color="true" fo:font-size="9.5pt" style:font-size-asian="9.5pt" style:font-size-complex="9.5pt"/>
    </style:style>
    <style:style style:name="P48" style:parent-style-name="Standard" style:family="paragraph">
      <style:paragraph-properties fo:text-indent="0.5in"/>
      <style:text-properties style:font-name="Courier New" style:font-name-asian="Courier New" style:font-name-complex="Courier New" style:font-weight-complex="bold" style:use-window-font-color="true" fo:font-size="9.5pt" style:font-size-asian="9.5pt" style:font-size-complex="9.5pt"/>
    </style:style>
    <style:style style:name="P49" style:parent-style-name="Standard" style:family="paragraph">
      <style:paragraph-properties fo:text-indent="0.5in"/>
      <style:text-properties style:font-name="Courier New" style:font-name-asian="Courier New" style:font-name-complex="Courier New" style:use-window-font-color="true" fo:font-size="9.5pt" style:font-size-asian="9.5pt" style:font-size-complex="9.5pt"/>
    </style:style>
    <style:style style:name="P50" style:parent-style-name="Standard" style:family="paragraph">
      <style:paragraph-properties fo:text-indent="0.5in"/>
      <style:text-properties style:font-name="Courier New" style:font-name-asian="Courier New" style:font-name-complex="Courier New" style:use-window-font-color="true" fo:font-size="9.5pt" style:font-size-asian="9.5pt" style:font-size-complex="9.5pt"/>
    </style:style>
    <style:style style:name="P51" style:parent-style-name="Standard" style:family="paragraph">
      <style:paragraph-properties fo:text-indent="0.5in"/>
      <style:text-properties style:font-name="Courier New" style:font-name-asian="Calibri" style:font-name-complex="Courier New" style:use-window-font-color="true" fo:font-size="9.5pt" style:font-size-asian="9.5pt" style:font-size-complex="9.5pt"/>
    </style:style>
    <style:style style:name="P52" style:parent-style-name="Standard" style:family="paragraph">
      <style:paragraph-properties fo:text-indent="0.5in"/>
      <style:text-properties style:font-name="Courier New" style:font-name-asian="Calibri" style:font-name-complex="Courier New" style:use-window-font-color="true" fo:font-size="9.5pt" style:font-size-asian="9.5pt" style:font-size-complex="9.5pt"/>
    </style:style>
    <style:style style:name="P53" style:parent-style-name="Standard" style:family="paragraph">
      <style:paragraph-properties fo:text-indent="0.5in"/>
      <style:text-properties style:font-name="Courier New" style:font-name-asian="Calibri" style:font-name-complex="Courier New" style:font-weight-complex="bold" style:use-window-font-color="true" fo:font-size="9.5pt" style:font-size-asian="9.5pt" style:font-size-complex="9.5pt"/>
    </style:style>
    <style:style style:name="P54" style:parent-style-name="Standard" style:family="paragraph">
      <style:paragraph-properties fo:text-indent="0.5in"/>
      <style:text-properties style:font-name="Courier New" style:font-name-asian="Calibri" style:font-name-complex="Courier New" style:font-weight-complex="bold" style:use-window-font-color="true" fo:font-size="9.5pt" style:font-size-asian="9.5pt" style:font-size-complex="9.5pt"/>
    </style:style>
    <style:style style:name="P55" style:parent-style-name="Standard" style:family="paragraph">
      <style:paragraph-properties fo:text-indent="0.5in"/>
      <style:text-properties style:font-name="Courier New" style:font-name-asian="Calibri" style:font-name-complex="Courier New" style:font-weight-complex="bold" style:use-window-font-color="true" fo:font-size="9.5pt" style:font-size-asian="9.5pt" style:font-size-complex="9.5pt"/>
    </style:style>
    <style:style style:name="P56" style:parent-style-name="Standard" style:family="paragraph">
      <style:paragraph-properties fo:text-indent="0.5in"/>
      <style:text-properties style:font-name="Courier New" style:font-name-asian="Calibri" style:font-name-complex="Courier New" style:font-weight-complex="bold" style:use-window-font-color="true" fo:font-size="9.5pt" style:font-size-asian="9.5pt" style:font-size-complex="9.5pt"/>
    </style:style>
    <style:style style:name="P57" style:parent-style-name="Standard" style:family="paragraph">
      <style:paragraph-properties fo:text-indent="0.5in"/>
      <style:text-properties style:font-name="Courier New" style:font-name-asian="Calibri" style:font-name-complex="Courier New" style:font-weight-complex="bold" style:use-window-font-color="true" fo:font-size="9.5pt" style:font-size-asian="9.5pt" style:font-size-complex="9.5pt"/>
    </style:style>
    <style:style style:name="P58" style:parent-style-name="Standard" style:family="paragraph">
      <style:paragraph-properties fo:text-indent="0.5in"/>
      <style:text-properties style:font-name="Courier New" style:font-name-asian="Calibri" style:font-name-complex="Courier New" style:font-weight-complex="bold" style:use-window-font-color="true" fo:font-size="9.5pt" style:font-size-asian="9.5pt" style:font-size-complex="9.5pt"/>
    </style:style>
    <style:style style:name="P59" style:parent-style-name="Standard" style:family="paragraph">
      <style:paragraph-properties fo:text-indent="0.5in"/>
      <style:text-properties style:font-name="Courier New" style:font-name-asian="Calibri" style:font-name-complex="Courier New" style:font-weight-complex="bold" style:use-window-font-color="true" fo:font-size="9.5pt" style:font-size-asian="9.5pt" style:font-size-complex="9.5pt"/>
    </style:style>
    <style:style style:name="P60" style:parent-style-name="Standard" style:family="paragraph">
      <style:paragraph-properties fo:text-indent="0.5in"/>
      <style:text-properties style:font-name="Courier New" style:font-name-asian="Calibri" style:font-name-complex="Courier New" style:font-weight-complex="bold" style:use-window-font-color="true" fo:font-size="9.5pt" style:font-size-asian="9.5pt" style:font-size-complex="9.5pt"/>
    </style:style>
    <style:style style:name="P61" style:parent-style-name="Standard" style:family="paragraph">
      <style:paragraph-properties fo:text-indent="0.5in"/>
      <style:text-properties style:font-name="Courier New" style:font-name-asian="Calibri" style:font-name-complex="Courier New" style:font-weight-complex="bold" style:use-window-font-color="true" fo:font-size="9.5pt" style:font-size-asian="9.5pt" style:font-size-complex="9.5pt"/>
    </style:style>
    <style:style style:name="P62" style:parent-style-name="Standard" style:family="paragraph">
      <style:paragraph-properties fo:text-indent="0.5in"/>
      <style:text-properties style:font-name="Courier New" style:font-name-asian="Calibri" style:font-name-complex="Courier New" style:font-weight-complex="bold" style:use-window-font-color="true" fo:font-size="9.5pt" style:font-size-asian="9.5pt" style:font-size-complex="9.5pt"/>
    </style:style>
    <style:style style:name="P63" style:parent-style-name="Standard" style:family="paragraph">
      <style:paragraph-properties fo:text-indent="0.5in"/>
      <style:text-properties style:font-name="Courier New" style:font-name-asian="Calibri" style:font-name-complex="Courier New" style:font-weight-complex="bold" style:use-window-font-color="true" fo:font-size="9.5pt" style:font-size-asian="9.5pt" style:font-size-complex="9.5pt"/>
    </style:style>
    <style:style style:name="P64" style:parent-style-name="Standard" style:family="paragraph">
      <style:paragraph-properties fo:text-indent="0.5in"/>
      <style:text-properties style:font-name="Courier New" style:font-name-asian="Calibri" style:font-name-complex="Courier New" style:font-weight-complex="bold" style:use-window-font-color="true" fo:font-size="9.5pt" style:font-size-asian="9.5pt" style:font-size-complex="9.5pt"/>
    </style:style>
    <style:style style:name="P65" style:parent-style-name="Standard" style:family="paragraph">
      <style:paragraph-properties fo:text-indent="0.5in"/>
    </style:style>
    <style:style style:name="T66" style:parent-style-name="Προεπιλεγμένηγραμματοσειρά" style:family="text">
      <style:text-properties style:font-name="Courier New" style:font-name-asian="Calibri" style:font-name-complex="Courier New" style:font-weight-complex="bold" style:use-window-font-color="true" fo:font-size="9.5pt" style:font-size-asian="9.5pt" style:font-size-complex="9.5pt"/>
    </style:style>
    <style:style style:name="P67" style:parent-style-name="Standard" style:family="paragraph">
      <style:paragraph-properties fo:text-indent="0.5in"/>
      <style:text-properties style:font-name="Courier New" style:font-name-asian="Calibri" style:font-name-complex="Courier New" style:font-weight-complex="bold" style:use-window-font-color="true" fo:font-size="9.5pt" style:font-size-asian="9.5pt" style:font-size-complex="9.5pt"/>
    </style:style>
    <style:style style:name="P68" style:parent-style-name="Standard" style:family="paragraph">
      <style:paragraph-properties fo:text-indent="0.5in"/>
      <style:text-properties style:font-name="Courier New" style:font-name-asian="Calibri" style:font-name-complex="Courier New" style:font-weight-complex="bold" style:use-window-font-color="true" fo:font-size="9.5pt" style:font-size-asian="9.5pt" style:font-size-complex="9.5pt"/>
    </style:style>
    <style:style style:name="P69" style:parent-style-name="Standard" style:family="paragraph">
      <style:paragraph-properties fo:text-indent="0.5in"/>
      <style:text-properties style:font-name="Courier New" style:font-name-asian="Calibri" style:font-name-complex="Courier New" style:font-weight-complex="bold" style:use-window-font-color="true" fo:font-size="9.5pt" style:font-size-asian="9.5pt" style:font-size-complex="9.5pt"/>
    </style:style>
    <style:style style:name="P70" style:parent-style-name="Standard" style:family="paragraph">
      <style:paragraph-properties fo:text-indent="0.5in"/>
      <style:text-properties style:font-name="Courier New" style:font-name-asian="Calibri" style:font-name-complex="Courier New" style:font-weight-complex="bold" style:use-window-font-color="true" fo:font-size="9.5pt" style:font-size-asian="9.5pt" style:font-size-complex="9.5pt"/>
    </style:style>
    <style:style style:name="P71" style:parent-style-name="Standard" style:family="paragraph">
      <style:paragraph-properties fo:text-indent="0.5in"/>
      <style:text-properties style:font-name="Courier New" style:font-name-asian="Calibri" style:font-name-complex="Courier New" style:font-weight-complex="bold" style:use-window-font-color="true" fo:font-size="9.5pt" style:font-size-asian="9.5pt" style:font-size-complex="9.5pt"/>
    </style:style>
    <style:style style:name="P72" style:parent-style-name="Standard" style:family="paragraph">
      <style:paragraph-properties fo:text-indent="0.5in"/>
    </style:style>
    <style:style style:name="T73" style:parent-style-name="DefaultParagraphFont" style:family="text">
      <style:text-properties style:font-name="Courier New" style:font-name-asian="Calibri" style:font-name-complex="Courier New" style:font-weight-complex="bold" style:use-window-font-color="true" fo:font-size="9.5pt" style:font-size-asian="9.5pt" style:font-size-complex="9.5pt"/>
    </style:style>
    <style:style style:name="P74" style:parent-style-name="Standard" style:family="paragraph">
      <style:paragraph-properties fo:text-indent="0.5in"/>
    </style:style>
    <style:style style:name="T75" style:parent-style-name="DefaultParagraphFont" style:family="text">
      <style:text-properties style:font-name="Courier New" style:font-name-asian="Calibri" style:font-name-complex="Courier New" style:font-weight-complex="bold" style:use-window-font-color="true" fo:font-size="9.5pt" style:font-size-asian="9.5pt" style:font-size-complex="9.5pt"/>
    </style:style>
    <style:style style:name="T76" style:parent-style-name="DefaultParagraphFont" style:family="text">
      <style:text-properties style:font-name="Courier New" style:font-name-asian="Calibri" style:font-name-complex="Courier New" style:font-weight-complex="bold" style:use-window-font-color="true" fo:font-size="9.5pt" style:font-size-asian="9.5pt" style:font-size-complex="9.5pt"/>
    </style:style>
    <style:style style:name="T77" style:parent-style-name="DefaultParagraphFont" style:family="text">
      <style:text-properties style:font-name="Courier New" style:font-name-asian="Calibri" style:font-name-complex="Courier New" style:font-weight-complex="bold" style:use-window-font-color="true" fo:font-size="9.5pt" style:font-size-asian="9.5pt" style:font-size-complex="9.5pt"/>
    </style:style>
    <style:style style:name="T78" style:parent-style-name="DefaultParagraphFont" style:family="text">
      <style:text-properties style:font-name="Courier New" style:font-name-asian="Calibri" style:font-name-complex="Courier New" style:font-weight-complex="bold" style:use-window-font-color="true" fo:font-size="9.5pt" style:font-size-asian="9.5pt" style:font-size-complex="9.5pt"/>
    </style:style>
    <style:style style:name="T79" style:parent-style-name="DefaultParagraphFont" style:family="text">
      <style:text-properties style:font-name="Courier New" style:font-name-asian="Calibri" style:font-name-complex="Courier New" style:font-weight-complex="bold" style:use-window-font-color="true" fo:font-size="9.5pt" style:font-size-asian="9.5pt" style:font-size-complex="9.5pt"/>
    </style:style>
    <style:style style:name="P80" style:parent-style-name="Standard" style:family="paragraph">
      <style:paragraph-properties fo:text-indent="0.5in"/>
    </style:style>
    <style:style style:name="T81" style:parent-style-name="DefaultParagraphFont" style:family="text">
      <style:text-properties style:font-name="Courier New" style:font-name-asian="Calibri" style:font-name-complex="Courier New" style:font-weight-complex="bold" style:use-window-font-color="true" fo:font-size="9.5pt" style:font-size-asian="9.5pt" style:font-size-complex="9.5pt"/>
    </style:style>
    <style:style style:name="T82" style:parent-style-name="DefaultParagraphFont" style:family="text">
      <style:text-properties style:font-name="Courier New" style:font-name-asian="Calibri" style:font-name-complex="Courier New" style:font-weight-complex="bold" style:use-window-font-color="true" fo:font-size="9.5pt" style:font-size-asian="9.5pt" style:font-size-complex="9.5pt"/>
    </style:style>
    <style:style style:name="T83" style:parent-style-name="DefaultParagraphFont" style:family="text">
      <style:text-properties style:font-name="Courier New" style:font-name-asian="Calibri" style:font-name-complex="Courier New" style:font-weight-complex="bold" style:use-window-font-color="true" fo:font-size="9.5pt" style:font-size-asian="9.5pt" style:font-size-complex="9.5pt"/>
    </style:style>
    <style:style style:name="T84" style:parent-style-name="DefaultParagraphFont" style:family="text">
      <style:text-properties style:font-name="Courier New" style:font-name-asian="Calibri" style:font-name-complex="Courier New" style:font-weight-complex="bold" style:use-window-font-color="true" fo:font-size="9.5pt" style:font-size-asian="9.5pt" style:font-size-complex="9.5pt"/>
    </style:style>
    <style:style style:name="T85" style:parent-style-name="DefaultParagraphFont" style:family="text">
      <style:text-properties style:font-name="Courier New" style:font-name-asian="Calibri" style:font-name-complex="Courier New" style:font-weight-complex="bold" style:use-window-font-color="true" fo:font-size="9.5pt" style:font-size-asian="9.5pt" style:font-size-complex="9.5pt"/>
    </style:style>
    <style:style style:name="P86" style:parent-style-name="Standard" style:family="paragraph">
      <style:paragraph-properties fo:text-indent="0.5in"/>
    </style:style>
    <style:style style:name="T87" style:parent-style-name="DefaultParagraphFont" style:family="text">
      <style:text-properties style:font-name="Courier New" style:font-name-asian="Calibri" style:font-name-complex="Courier New" fo:font-weight="bold" style:font-weight-asian="bold" style:use-window-font-color="true" fo:font-size="9.5pt" style:font-size-asian="9.5pt" style:font-size-complex="9.5pt"/>
    </style:style>
    <style:style style:name="P88" style:parent-style-name="Standard" style:family="paragraph">
      <style:paragraph-properties fo:text-indent="0.5in"/>
      <style:text-properties style:font-name="Courier New" style:font-name-asian="Calibri" style:font-name-complex="Courier New" fo:font-weight="bold" style:font-weight-asian="bold" style:use-window-font-color="true" fo:font-size="10pt" style:font-size-asian="10pt" style:font-size-complex="10pt"/>
    </style:style>
    <style:style style:name="P89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90" style:parent-style-name="Προεπιλεγμένηγραμματοσειρά" style:family="text">
      <style:text-properties style:font-name="Courier New" style:font-name-asian="Courier New" style:font-name-complex="Courier New" fo:font-weight="bold" style:font-weight-asian="bold" fo:color="#4472C4"/>
    </style:style>
    <style:style style:name="T91" style:parent-style-name="Προεπιλεγμένηγραμματοσειρά" style:family="text">
      <style:text-properties style:font-name="Courier New" style:font-name-asian="Courier New" style:font-name-complex="Courier New" style:use-window-font-color="true" fo:font-size="10.5pt" style:font-size-asian="10.5pt"/>
    </style:style>
    <style:style style:name="T92" style:parent-style-name="Προεπιλεγμένηγραμματοσειρά" style:family="text">
      <style:text-properties style:font-name="Courier New" style:font-name-asian="Courier New" style:font-name-complex="Courier New" style:use-window-font-color="true" fo:font-size="10.5pt" style:font-size-asian="10.5pt"/>
    </style:style>
    <style:style style:name="T93" style:parent-style-name="Προεπιλεγμένηγραμματοσειρά" style:family="text">
      <style:text-properties style:font-name="Courier New" style:font-name-asian="Courier New" style:font-name-complex="Courier New" style:use-window-font-color="true" fo:font-size="10pt" style:font-size-asian="10pt" style:font-size-complex="10pt"/>
    </style:style>
    <style:style style:name="P94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style:font-size-complex="10pt"/>
    </style:style>
    <style:style style:name="P95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style:font-size-complex="10pt"/>
    </style:style>
    <style:style style:name="P96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style:font-size-complex="10pt"/>
    </style:style>
    <style:style style:name="P97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style:font-size-complex="10pt"/>
    </style:style>
    <style:style style:name="P98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style:font-size-complex="10pt"/>
    </style:style>
    <style:style style:name="P99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style:font-size-complex="10pt"/>
    </style:style>
    <style:style style:name="P100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style:font-size-complex="10pt"/>
    </style:style>
    <style:style style:name="P101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style:font-size-complex="10pt"/>
    </style:style>
    <style:style style:name="P102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style:font-size-complex="10pt"/>
    </style:style>
    <style:style style:name="P103" style:parent-style-name="Standard" style:family="paragraph">
      <style:text-properties style:font-name="Courier New" style:font-name-asian="Calibri" style:font-name-complex="Courier New" style:use-window-font-color="true" fo:font-size="10pt" style:font-size-asian="10pt" style:font-size-complex="10pt"/>
    </style:style>
    <style:style style:name="P104" style:parent-style-name="Standard" style:family="paragraph">
      <style:text-properties style:font-name="Courier New" style:font-name-asian="Calibri" style:font-name-complex="Courier New" style:use-window-font-color="true" fo:font-size="10pt" style:font-size-asian="10pt" style:font-size-complex="10pt"/>
    </style:style>
    <style:style style:name="P105" style:parent-style-name="Standard" style:family="paragraph">
      <style:text-properties style:font-name="Courier New" style:font-name-asian="Calibri" style:font-name-complex="Courier New" style:use-window-font-color="true" fo:font-size="10pt" style:font-size-asian="10pt" style:font-size-complex="10pt"/>
    </style:style>
    <style:style style:name="P106" style:parent-style-name="Standard" style:family="paragraph">
      <style:text-properties style:font-name="Courier New" style:font-name-asian="Calibri" style:font-name-complex="Courier New" style:use-window-font-color="true" fo:font-size="10pt" style:font-size-asian="10pt" style:font-size-complex="10pt"/>
    </style:style>
    <style:style style:name="P107" style:parent-style-name="Standard" style:family="paragraph">
      <style:paragraph-properties fo:text-indent="0.5in"/>
      <style:text-properties style:font-name="Courier New" style:font-name-asian="Calibri" style:font-name-complex="Courier New" style:use-window-font-color="true" fo:font-size="10pt" style:font-size-asian="10pt" style:font-size-complex="10pt"/>
    </style:style>
    <style:style style:name="P108" style:parent-style-name="Standard" style:family="paragraph">
      <style:paragraph-properties fo:text-indent="0.5in"/>
      <style:text-properties style:font-name="Courier New" style:font-name-asian="Calibri" style:font-name-complex="Courier New" style:font-weight-complex="bold" style:use-window-font-color="true" fo:font-size="10pt" style:font-size-asian="10pt" style:font-size-complex="10pt"/>
    </style:style>
    <style:style style:name="P109" style:parent-style-name="Standard" style:family="paragraph">
      <style:paragraph-properties fo:text-indent="0.5in"/>
      <style:text-properties style:font-name="Courier New" style:font-name-asian="Calibri" style:font-name-complex="Courier New" style:font-weight-complex="bold" style:use-window-font-color="true" fo:font-size="10pt" style:font-size-asian="10pt" style:font-size-complex="10pt"/>
    </style:style>
    <style:style style:name="P110" style:parent-style-name="Standard" style:family="paragraph">
      <style:paragraph-properties fo:text-indent="0.5in"/>
      <style:text-properties style:font-name="Courier New" style:font-name-asian="Calibri" style:font-name-complex="Courier New" style:font-weight-complex="bold" style:use-window-font-color="true" fo:font-size="10pt" style:font-size-asian="10pt" style:font-size-complex="10pt"/>
    </style:style>
    <style:style style:name="P111" style:parent-style-name="Standard" style:family="paragraph">
      <style:paragraph-properties fo:text-indent="0.5in"/>
      <style:text-properties style:font-name="Courier New" style:font-name-asian="Calibri" style:font-name-complex="Courier New" style:use-window-font-color="true" fo:font-size="10pt" style:font-size-asian="10pt" style:font-size-complex="10pt"/>
    </style:style>
    <style:style style:name="P112" style:parent-style-name="Standard" style:family="paragraph">
      <style:paragraph-properties fo:text-indent="0.5in"/>
      <style:text-properties style:font-name="Courier New" style:font-name-asian="Calibri" style:font-name-complex="Courier New" style:font-weight-complex="bold" style:use-window-font-color="true" fo:font-size="10pt" style:font-size-asian="10pt" style:font-size-complex="10pt"/>
    </style:style>
    <style:style style:name="P113" style:parent-style-name="Standard" style:family="paragraph">
      <style:paragraph-properties fo:text-indent="0.5in"/>
      <style:text-properties style:font-name="Courier New" style:font-name-asian="Calibri" style:font-name-complex="Courier New" style:font-weight-complex="bold" style:use-window-font-color="true" fo:font-size="10pt" style:font-size-asian="10pt" style:font-size-complex="10pt"/>
    </style:style>
    <style:style style:name="P114" style:parent-style-name="Standard" style:family="paragraph">
      <style:paragraph-properties fo:text-indent="0.5in"/>
      <style:text-properties style:font-name="Courier New" style:font-name-asian="Calibri" style:font-name-complex="Courier New" style:font-weight-complex="bold" style:use-window-font-color="true" fo:font-size="10pt" style:font-size-asian="10pt" style:font-size-complex="10pt"/>
    </style:style>
    <style:style style:name="P115" style:parent-style-name="Standard" style:family="paragraph">
      <style:paragraph-properties fo:text-indent="0.5in"/>
      <style:text-properties style:font-name="Courier New" style:font-name-asian="Calibri" style:font-name-complex="Courier New" style:font-weight-complex="bold" style:use-window-font-color="true" fo:font-size="10pt" style:font-size-asian="10pt" style:font-size-complex="10pt"/>
    </style:style>
    <style:style style:name="P116" style:parent-style-name="Standard" style:family="paragraph">
      <style:paragraph-properties fo:text-indent="0.5in"/>
      <style:text-properties style:font-name="Courier New" style:font-name-asian="Calibri" style:font-name-complex="Courier New" style:font-weight-complex="bold" style:use-window-font-color="true" fo:font-size="10pt" style:font-size-asian="10pt" style:font-size-complex="10pt"/>
    </style:style>
    <style:style style:name="P117" style:parent-style-name="Standard" style:family="paragraph">
      <style:paragraph-properties fo:text-indent="0.5in"/>
      <style:text-properties style:font-name="Courier New" style:font-name-asian="Calibri" style:font-name-complex="Courier New" style:font-weight-complex="bold" style:use-window-font-color="true" fo:font-size="10pt" style:font-size-asian="10pt" style:font-size-complex="10pt"/>
    </style:style>
    <style:style style:name="P118" style:parent-style-name="Standard" style:family="paragraph">
      <style:paragraph-properties fo:text-indent="0.5in"/>
      <style:text-properties style:font-name="Courier New" style:font-name-asian="Calibri" style:font-name-complex="Courier New" style:font-weight-complex="bold" style:use-window-font-color="true" fo:font-size="10pt" style:font-size-asian="10pt" style:font-size-complex="10pt"/>
    </style:style>
    <style:style style:name="P119" style:parent-style-name="Standard" style:family="paragraph">
      <style:paragraph-properties fo:text-indent="0.5in"/>
      <style:text-properties style:font-name="Courier New" style:font-name-asian="Calibri" style:font-name-complex="Courier New" style:font-weight-complex="bold" style:use-window-font-color="true" fo:font-size="10pt" style:font-size-asian="10pt" style:font-size-complex="10pt"/>
    </style:style>
    <style:style style:name="P120" style:parent-style-name="Standard" style:family="paragraph">
      <style:paragraph-properties fo:text-indent="0.5in"/>
      <style:text-properties style:font-name="Courier New" style:font-name-asian="Calibri" style:font-name-complex="Courier New" fo:font-weight="bold" style:font-weight-asian="bold" style:use-window-font-color="true" fo:font-size="10pt" style:font-size-asian="10pt" style:font-size-complex="10pt"/>
    </style:style>
    <style:style style:name="P121" style:parent-style-name="Standard" style:family="paragraph">
      <style:paragraph-properties fo:text-indent="0.5in"/>
      <style:text-properties style:font-name="Courier New" style:font-name-asian="Calibri" style:font-name-complex="Courier New" fo:font-weight="bold" style:font-weight-asian="bold" style:use-window-font-color="true" fo:font-size="10pt" style:font-size-asian="10pt" style:font-size-complex="10pt"/>
    </style:style>
    <style:style style:name="P122" style:parent-style-name="Standard" style:family="paragraph">
      <style:text-properties style:font-name-asian="Calibri" style:font-name-complex="Calibri" style:use-window-font-color="true" fo:font-size="10pt" style:font-size-asian="10pt" style:font-size-complex="10pt"/>
    </style:style>
    <style:style style:name="T123" style:parent-style-name="Προεπιλεγμένηγραμματοσειρά" style:family="text">
      <style:text-properties style:font-name="Courier New" style:font-name-asian="Courier New" style:font-name-complex="Courier New" fo:font-weight="bold" style:font-weight-asian="bold" fo:color="#4472C4"/>
    </style:style>
    <style:style style:name="T124" style:parent-style-name="Προεπιλεγμένηγραμματοσειρά" style:family="text">
      <style:text-properties style:font-name="Courier New" style:font-name-asian="Courier New" style:font-name-complex="Courier New" style:use-window-font-color="true" fo:font-size="10.5pt" style:font-size-asian="10.5pt"/>
    </style:style>
    <style:style style:name="T125" style:parent-style-name="Προεπιλεγμένηγραμματοσειρά" style:family="text">
      <style:text-properties style:font-name="Courier New" style:font-name-asian="Courier New" style:font-name-complex="Courier New" style:use-window-font-color="true" fo:font-size="10.5pt" style:font-size-asian="10.5pt"/>
    </style:style>
    <style:style style:name="T126" style:parent-style-name="Προεπιλεγμένηγραμματοσειρά" style:family="text">
      <style:text-properties style:font-name="Courier New" style:font-name-asian="Courier New" style:font-name-complex="Courier New" style:use-window-font-color="true" fo:font-size="10pt" style:font-size-asian="10pt" style:font-size-complex="10pt"/>
    </style:style>
    <style:style style:name="P127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style:font-size-complex="10pt"/>
    </style:style>
    <style:style style:name="P128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style:font-size-complex="10pt"/>
    </style:style>
    <style:style style:name="P129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style:font-size-complex="10pt"/>
    </style:style>
    <style:style style:name="P130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style:font-size-complex="10pt"/>
    </style:style>
    <style:style style:name="P131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style:font-size-complex="10pt"/>
    </style:style>
    <style:style style:name="P132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style:font-size-complex="10pt"/>
    </style:style>
    <style:style style:name="T133" style:parent-style-name="Προεπιλεγμένηγραμματοσειρά" style:family="text">
      <style:text-properties style:font-name="Courier New" style:font-name-asian="Courier New" style:font-name-complex="Courier New" style:use-window-font-color="true" fo:font-size="10pt" style:font-size-asian="10pt" style:font-size-complex="10pt"/>
    </style:style>
    <style:style style:name="P134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style:font-size-complex="10pt"/>
    </style:style>
    <style:style style:name="T135" style:parent-style-name="Προεπιλεγμένηγραμματοσειρά" style:family="text">
      <style:text-properties style:font-name="Courier New" style:font-name-asian="Courier New" style:font-name-complex="Courier New" style:use-window-font-color="true" fo:font-size="10pt" style:font-size-asian="10pt" style:font-size-complex="10pt"/>
    </style:style>
    <style:style style:name="T136" style:parent-style-name="Προεπιλεγμένηγραμματοσειρά" style:family="text">
      <style:text-properties style:font-name="Courier New" style:font-name-asian="Courier New" style:font-name-complex="Courier New" style:font-weight-complex="bold" style:use-window-font-color="true" fo:font-size="10pt" style:font-size-asian="10pt" style:font-size-complex="10pt"/>
    </style:style>
    <style:style style:name="T137" style:parent-style-name="Προεπιλεγμένηγραμματοσειρά" style:family="text">
      <style:text-properties style:font-name="Courier New" style:font-name-asian="Courier New" style:font-name-complex="Courier New" style:use-window-font-color="true" fo:font-size="10pt" style:font-size-asian="10pt" style:font-size-complex="10pt"/>
    </style:style>
    <style:style style:name="T138" style:parent-style-name="Προεπιλεγμένηγραμματοσειρά" style:family="text">
      <style:text-properties style:font-name="Courier New" style:font-name-asian="Courier New" style:font-name-complex="Courier New" style:use-window-font-color="true" fo:font-size="10pt" style:font-size-asian="10pt" style:font-size-complex="10pt"/>
    </style:style>
    <style:style style:name="T139" style:parent-style-name="Προεπιλεγμένηγραμματοσειρά" style:family="text">
      <style:text-properties style:font-name="Courier New" style:font-name-asian="Courier New" style:font-name-complex="Courier New" style:font-weight-complex="bold" style:use-window-font-color="true" fo:font-size="10pt" style:font-size-asian="10pt" style:font-size-complex="10pt"/>
    </style:style>
    <style:style style:name="P140" style:parent-style-name="Standard" style:family="paragraph">
      <style:text-properties style:font-name="Courier New" style:font-name-asian="Courier New" style:font-name-complex="Courier New" style:font-weight-complex="bold" style:use-window-font-color="true" fo:font-size="10pt" style:font-size-asian="10pt" style:font-size-complex="10pt"/>
    </style:style>
    <style:style style:name="T141" style:parent-style-name="Προεπιλεγμένηγραμματοσειρά" style:family="text">
      <style:text-properties style:font-name="Courier New" style:font-name-asian="Courier New" style:font-name-complex="Courier New" style:font-weight-complex="bold" style:use-window-font-color="true" fo:font-size="10pt" style:font-size-asian="10pt" style:font-size-complex="10pt"/>
    </style:style>
    <style:style style:name="P142" style:parent-style-name="Standard" style:family="paragraph">
      <style:text-properties style:font-name="Courier New" style:font-name-asian="Courier New" style:font-name-complex="Courier New" style:font-weight-complex="bold" style:use-window-font-color="true" fo:font-size="10pt" style:font-size-asian="10pt" style:font-size-complex="10pt"/>
    </style:style>
    <style:style style:name="T143" style:parent-style-name="Προεπιλεγμένηγραμματοσειρά" style:family="text">
      <style:text-properties style:font-name="Courier New" style:font-name-asian="Courier New" style:font-name-complex="Courier New" style:font-weight-complex="bold" style:use-window-font-color="true" fo:font-size="10pt" style:font-size-asian="10pt" style:font-size-complex="10pt"/>
    </style:style>
    <style:style style:name="P144" style:parent-style-name="Standard" style:family="paragraph">
      <style:paragraph-properties fo:text-indent="0.5in"/>
      <style:text-properties style:font-name="Courier New" style:font-name-asian="Courier New" style:font-name-complex="Courier New" style:font-weight-complex="bold" style:use-window-font-color="true" fo:font-size="10pt" style:font-size-asian="10pt" style:font-size-complex="10pt"/>
    </style:style>
    <style:style style:name="P145" style:parent-style-name="Standard" style:family="paragraph">
      <style:paragraph-properties fo:text-indent="0.5in"/>
      <style:text-properties style:font-name="Courier New" style:font-name-asian="Courier New" style:font-name-complex="Courier New" style:font-weight-complex="bold" style:use-window-font-color="true" fo:font-size="10pt" style:font-size-asian="10pt" style:font-size-complex="10pt"/>
    </style:style>
    <style:style style:name="P146" style:parent-style-name="Standard" style:family="paragraph">
      <style:paragraph-properties fo:text-indent="0.5in"/>
      <style:text-properties style:font-name="Courier New" style:font-name-asian="Courier New" style:font-name-complex="Courier New" style:font-weight-complex="bold" style:use-window-font-color="true" fo:font-size="10pt" style:font-size-asian="10pt" style:font-size-complex="10pt"/>
    </style:style>
    <style:style style:name="P147" style:parent-style-name="Standard" style:family="paragraph">
      <style:paragraph-properties fo:text-indent="0.5in"/>
      <style:text-properties style:font-name="Courier New" style:font-name-asian="Courier New" style:font-name-complex="Courier New" style:font-weight-complex="bold" style:use-window-font-color="true" fo:font-size="10pt" style:font-size-asian="10pt" style:font-size-complex="10pt"/>
    </style:style>
    <style:style style:name="P148" style:parent-style-name="Standard" style:family="paragraph">
      <style:paragraph-properties fo:text-indent="0.5in"/>
      <style:text-properties style:font-name="Courier New" style:font-name-asian="Courier New" style:font-name-complex="Courier New" style:font-weight-complex="bold" style:use-window-font-color="true" fo:font-size="10pt" style:font-size-asian="10pt" style:font-size-complex="10pt"/>
    </style:style>
    <style:style style:name="P149" style:parent-style-name="Standard" style:family="paragraph">
      <style:paragraph-properties fo:text-indent="0.5in"/>
      <style:text-properties style:font-name="Courier New" style:font-name-asian="Courier New" style:font-name-complex="Courier New" style:font-weight-complex="bold" style:use-window-font-color="true" fo:font-size="10pt" style:font-size-asian="10pt" style:font-size-complex="10pt"/>
    </style:style>
    <style:style style:name="P150" style:parent-style-name="Standard" style:family="paragraph">
      <style:paragraph-properties fo:text-indent="0.5in"/>
      <style:text-properties style:font-name="Courier New" style:font-name-asian="Courier New" style:font-name-complex="Courier New" style:font-weight-complex="bold" style:use-window-font-color="true" fo:font-size="10pt" style:font-size-asian="10pt" style:font-size-complex="10pt"/>
    </style:style>
    <style:style style:name="P151" style:parent-style-name="Standard" style:family="paragraph">
      <style:paragraph-properties fo:text-indent="0.5in"/>
      <style:text-properties style:font-name="Courier New" style:font-name-asian="Courier New" style:font-name-complex="Courier New" style:font-weight-complex="bold" style:use-window-font-color="true" fo:font-size="10pt" style:font-size-asian="10pt" style:font-size-complex="10pt"/>
    </style:style>
    <style:style style:name="P152" style:parent-style-name="Standard" style:family="paragraph">
      <style:paragraph-properties fo:text-indent="0.5in"/>
      <style:text-properties style:font-name="Courier New" style:font-name-asian="Courier New" style:font-name-complex="Courier New" style:font-weight-complex="bold" style:use-window-font-color="true" fo:font-size="10.5pt" style:font-size-asian="10.5pt"/>
    </style:style>
    <style:style style:name="P153" style:parent-style-name="Standard" style:family="paragraph">
      <style:paragraph-properties fo:text-indent="0.5in"/>
      <style:text-properties style:font-name="Courier New" style:font-name-asian="Courier New" style:font-name-complex="Courier New" style:font-weight-complex="bold" style:use-window-font-color="true" fo:font-size="10.5pt" style:font-size-asian="10.5pt"/>
    </style:style>
    <style:style style:name="P154" style:parent-style-name="Standard" style:family="paragraph">
      <style:paragraph-properties fo:text-indent="0.5in"/>
      <style:text-properties style:font-name="Courier New" style:font-name-asian="Courier New" style:font-name-complex="Courier New" style:font-weight-complex="bold" style:use-window-font-color="true" fo:font-size="10.5pt" style:font-size-asian="10.5pt"/>
    </style:style>
    <style:style style:name="P155" style:parent-style-name="Standard" style:family="paragraph">
      <style:paragraph-properties fo:text-indent="0.5in"/>
      <style:text-properties style:font-name="Courier New" style:font-name-asian="Courier New" style:font-name-complex="Courier New" style:font-weight-complex="bold" style:use-window-font-color="true" fo:font-size="10.5pt" style:font-size-asian="10.5pt"/>
    </style:style>
    <style:style style:name="P156" style:parent-style-name="Standard" style:family="paragraph">
      <style:paragraph-properties fo:text-indent="0.5in"/>
      <style:text-properties style:font-name="Courier New" style:font-name-asian="Courier New" style:font-name-complex="Courier New" style:use-window-font-color="true" fo:font-size="10.5pt" style:font-size-asian="10.5pt"/>
    </style:style>
    <style:style style:name="P157" style:parent-style-name="Standard" style:family="paragraph">
      <style:paragraph-properties fo:text-indent="0.5in"/>
      <style:text-properties style:font-name="Courier New" style:font-name-asian="Courier New" style:font-name-complex="Courier New" style:use-window-font-color="true" fo:font-size="10.5pt" style:font-size-asian="10.5pt"/>
    </style:style>
    <style:style style:name="P158" style:parent-style-name="Standard" style:family="paragraph">
      <style:paragraph-properties fo:text-indent="0.5in"/>
    </style:style>
    <style:style style:name="T159" style:parent-style-name="Προεπιλεγμένηγραμματοσειρά" style:family="text">
      <style:text-properties style:font-name="Courier New" style:font-name-asian="Courier New" style:font-name-complex="Courier New" style:font-weight-complex="bold" style:use-window-font-color="true" fo:font-size="10.5pt" style:font-size-asian="10.5pt"/>
    </style:style>
    <style:style style:name="T160" style:parent-style-name="Προεπιλεγμένηγραμματοσειρά" style:family="text">
      <style:text-properties style:font-name="Courier New" style:font-name-asian="Courier New" style:font-name-complex="Courier New" style:font-weight-complex="bold" style:use-window-font-color="true" fo:font-size="10.5pt" style:font-size-asian="10.5pt"/>
    </style:style>
    <style:style style:name="T161" style:parent-style-name="Προεπιλεγμένηγραμματοσειρά" style:family="text">
      <style:text-properties style:font-name="Courier New" style:font-name-asian="Courier New" style:font-name-complex="Courier New" style:use-window-font-color="true" fo:font-size="10.5pt" style:font-size-asian="10.5pt"/>
    </style:style>
    <style:style style:name="P162" style:parent-style-name="Standard" style:family="paragraph">
      <style:paragraph-properties fo:text-indent="0.5in"/>
      <style:text-properties style:font-name="Courier New" style:font-name-asian="Courier New" style:font-name-complex="Courier New" style:use-window-font-color="true" fo:font-size="10.5pt" style:font-size-asian="10.5pt"/>
    </style:style>
    <style:style style:name="P163" style:parent-style-name="Standard" style:family="paragraph">
      <style:paragraph-properties fo:text-indent="0.5in"/>
      <style:text-properties style:font-name="Courier New" style:font-name-asian="Courier New" style:font-name-complex="Courier New" style:use-window-font-color="true" fo:font-size="10.5pt" style:font-size-asian="10.5pt"/>
    </style:style>
    <style:style style:name="P164" style:parent-style-name="Standard" style:family="paragraph">
      <style:paragraph-properties fo:text-indent="0.5in"/>
      <style:text-properties style:font-name="Courier New" style:font-name-asian="Courier New" style:font-name-complex="Courier New" style:font-weight-complex="bold" style:use-window-font-color="true" fo:font-size="10.5pt" style:font-size-asian="10.5pt"/>
    </style:style>
    <style:style style:name="P165" style:parent-style-name="Standard" style:family="paragraph">
      <style:paragraph-properties fo:text-indent="0.5in"/>
      <style:text-properties style:font-name="Courier New" style:font-name-asian="Courier New" style:font-name-complex="Courier New" style:font-weight-complex="bold" style:use-window-font-color="true" fo:font-size="10.5pt" style:font-size-asian="10.5pt"/>
    </style:style>
    <style:style style:name="P166" style:parent-style-name="Standard" style:family="paragraph">
      <style:paragraph-properties fo:text-indent="0.5in"/>
    </style:style>
    <style:style style:name="T167" style:parent-style-name="Προεπιλεγμένηγραμματοσειρά" style:family="text">
      <style:text-properties style:font-name="Courier New" style:font-name-asian="Courier New" style:font-name-complex="Courier New" style:font-weight-complex="bold" style:use-window-font-color="true" fo:font-size="10.5pt" style:font-size-asian="10.5pt"/>
    </style:style>
    <style:style style:name="T168" style:parent-style-name="Προεπιλεγμένηγραμματοσειρά" style:family="text">
      <style:text-properties style:font-name="Courier New" style:font-name-asian="Courier New" style:font-name-complex="Courier New" fo:font-weight="bold" style:font-weight-asian="bold" style:use-window-font-color="true" fo:font-size="10.5pt" style:font-size-asian="10.5pt"/>
    </style:style>
    <style:style style:name="P169" style:parent-style-name="Standard" style:family="paragraph">
      <style:paragraph-properties fo:text-indent="0.5in"/>
      <style:text-properties style:font-name="Courier New" style:font-name-asian="Courier New" style:font-name-complex="Courier New" style:font-weight-complex="bold" style:use-window-font-color="true" fo:font-size="10.5pt" style:font-size-asian="10.5pt"/>
    </style:style>
    <style:style style:name="P170" style:parent-style-name="Standard" style:family="paragraph">
      <style:paragraph-properties fo:text-indent="0.5in"/>
      <style:text-properties style:font-name="Courier New" style:font-name-asian="Courier New" style:font-name-complex="Courier New" style:font-weight-complex="bold" style:use-window-font-color="true" fo:font-size="10.5pt" style:font-size-asian="10.5pt"/>
    </style:style>
    <style:style style:name="P171" style:parent-style-name="Standard" style:family="paragraph">
      <style:paragraph-properties fo:text-indent="0.5in"/>
      <style:text-properties style:font-name="Courier New" style:font-name-asian="Courier New" style:font-name-complex="Courier New" style:font-weight-complex="bold" style:use-window-font-color="true" fo:font-size="10.5pt" style:font-size-asian="10.5pt"/>
    </style:style>
    <style:style style:name="P172" style:parent-style-name="Standard" style:family="paragraph">
      <style:paragraph-properties fo:text-indent="0.5in"/>
      <style:text-properties style:font-name="Courier New" style:font-name-asian="Courier New" style:font-name-complex="Courier New" style:font-weight-complex="bold" style:use-window-font-color="true" fo:font-size="10.5pt" style:font-size-asian="10.5pt"/>
    </style:style>
    <style:style style:name="P173" style:parent-style-name="Standard" style:family="paragraph">
      <style:paragraph-properties fo:text-indent="0.5in"/>
      <style:text-properties style:font-name="Courier New" style:font-name-asian="Courier New" style:font-name-complex="Courier New" style:font-weight-complex="bold" style:use-window-font-color="true" fo:font-size="10.5pt" style:font-size-asian="10.5pt"/>
    </style:style>
    <style:style style:name="P174" style:parent-style-name="Standard" style:family="paragraph">
      <style:paragraph-properties fo:text-indent="0.5in"/>
      <style:text-properties style:font-name="Courier New" style:font-name-asian="Courier New" style:font-name-complex="Courier New" style:font-weight-complex="bold" style:use-window-font-color="true" fo:font-size="10.5pt" style:font-size-asian="10.5pt"/>
    </style:style>
    <style:style style:name="P175" style:parent-style-name="Standard" style:family="paragraph">
      <style:paragraph-properties fo:text-indent="0.5in"/>
      <style:text-properties style:font-name="Courier New" style:font-name-asian="Courier New" style:font-name-complex="Courier New" style:font-weight-complex="bold" style:use-window-font-color="true" fo:font-size="10.5pt" style:font-size-asian="10.5pt"/>
    </style:style>
    <style:style style:name="P176" style:parent-style-name="Standard" style:family="paragraph">
      <style:paragraph-properties fo:text-indent="0.5in"/>
      <style:text-properties style:font-name="Courier New" style:font-name-asian="Courier New" style:font-name-complex="Courier New" style:font-weight-complex="bold" style:use-window-font-color="true" fo:font-size="10.5pt" style:font-size-asian="10.5pt"/>
    </style:style>
    <style:style style:name="P177" style:parent-style-name="Standard" style:family="paragraph">
      <style:paragraph-properties fo:text-indent="0.5in"/>
      <style:text-properties style:font-name="Courier New" style:font-name-asian="Courier New" style:font-name-complex="Courier New" style:font-weight-complex="bold" style:use-window-font-color="true" fo:font-size="10.5pt" style:font-size-asian="10.5pt"/>
    </style:style>
    <style:style style:name="P178" style:parent-style-name="Standard" style:family="paragraph">
      <style:paragraph-properties fo:text-indent="0.5in"/>
      <style:text-properties style:font-name="Courier New" style:font-name-asian="Courier New" style:font-name-complex="Courier New" style:font-weight-complex="bold" style:use-window-font-color="true" fo:font-size="10.5pt" style:font-size-asian="10.5pt"/>
    </style:style>
    <style:style style:name="P179" style:parent-style-name="Standard" style:family="paragraph">
      <style:paragraph-properties fo:text-indent="0.5in"/>
      <style:text-properties style:font-name="Courier New" style:font-name-asian="Courier New" style:font-name-complex="Courier New" fo:font-weight="bold" style:font-weight-asian="bold" style:use-window-font-color="true" fo:font-size="10.5pt" style:font-size-asian="10.5pt"/>
    </style:style>
    <style:style style:name="P180" style:parent-style-name="Standard" style:family="paragraph">
      <style:paragraph-properties fo:text-indent="0.5in"/>
      <style:text-properties style:font-name="Courier New" style:font-name-asian="Courier New" style:font-name-complex="Courier New" fo:font-weight="bold" style:font-weight-asian="bold" style:use-window-font-color="true" fo:font-size="10.5pt" style:font-size-asian="10.5pt"/>
    </style:style>
  </office:automatic-styles>
  <office:body>
    <office:text text:use-soft-page-breaks="true">
      <text:p text:style-name="P1">STUFF</text:p>
      <text:p text:style-name="P2"/>
      <text:p text:style-name="P3"/>
      <text:p text:style-name="Standard"><text:span text:style-name="T4">Cut Hair</text:span><text:span text:style-name="T5">:</text:span></text:p>
      <text:p text:style-name="Standard"><text:span text:style-name="T6"><text:tab/></text:span><text:span text:style-name="T7">19/04/16</text:span></text:p>
      <text:p text:style-name="P8"><text:tab/>02/06/16</text:p>
      <text:p text:style-name="P9"><text:tab/>30/06/16</text:p>
      <text:p text:style-name="P10"><text:tab/>21/07/16</text:p>
      <text:p text:style-name="P11"><text:tab/>25/08/16</text:p>
      <text:p text:style-name="P12"><text:tab/>12/09/16</text:p>
      <text:p text:style-name="P13"><text:tab/>21/10/16</text:p>
      <text:p text:style-name="P14"><text:tab/>24/11/16</text:p>
      <text:p text:style-name="P15"><text:tab/>24/12/16</text:p>
      <text:p text:style-name="P16"><text:tab/>20/01/17</text:p>
      <text:p text:style-name="P17"><text:tab/>28/02/17</text:p>
      <text:p text:style-name="P18"><text:tab/>30/03/17<text:tab/></text:p>
      <text:p text:style-name="P19"><text:tab/>29/04/17</text:p>
      <text:p text:style-name="P20"><text:tab/>25/05/17</text:p>
      <text:p text:style-name="P21"><text:tab/>21/06/17</text:p>
      <text:p text:style-name="P22"><text:tab/>22/07/17</text:p>
      <text:p text:style-name="P23"><text:tab/>10/08/17</text:p>
      <text:p text:style-name="P24">19/09/17</text:p>
      <text:p text:style-name="P25">20/10/17</text:p>
      <text:p text:style-name="P26">20/11/17</text:p>
      <text:p text:style-name="P27">15/12/17</text:p>
      <text:p text:style-name="P28">11/01/18</text:p>
      <text:p text:style-name="P29">10/02/18</text:p>
      <text:p text:style-name="P30">03/03/18</text:p>
      <text:p text:style-name="P31">12/04/18</text:p>
      <text:p text:style-name="P32">17/05/18</text:p>
      <text:p text:style-name="P33">22/06/18</text:p>
      <text:p text:style-name="P34">11/07/18</text:p>
      <text:p text:style-name="P35">07/08/18</text:p>
      <text:p text:style-name="P36">08/09/18</text:p>
      <text:p text:style-name="P37">09/10/18</text:p>
      <text:p text:style-name="P38">20/11/18</text:p>
      <text:p text:style-name="P39">19/12/18</text:p>
      <text:p text:style-name="P40">15/01/19</text:p>
      <text:p text:style-name="P41">20/02/19*</text:p>
      <text:p text:style-name="P42">12/03/19*</text:p>
      <text:p text:style-name="P43">05/04/19</text:p>
      <text:p text:style-name="P44">02/05/19</text:p>
      <text:p text:style-name="P45">30/05/19*</text:p>
      <text:p text:style-name="P46">18/06/19*</text:p>
      <text:p text:style-name="P47">08/07/19</text:p>
      <text:p text:style-name="P48">03/08/19</text:p>
      <text:p text:style-name="P49">27/08/19</text:p>
      <text:p text:style-name="P50">20/09/19</text:p>
      <text:p text:style-name="P51">15/10/19</text:p>
      <text:p text:style-name="P52">03/11/19</text:p>
      <text:p text:style-name="P53">14/12/19</text:p>
      <text:p text:style-name="P54">05/01/20</text:p>
      <text:p text:style-name="P55">29/01/20</text:p>
      <text:p text:style-name="P56">02/03/20</text:p>
      <text:p text:style-name="P57">24/03/20</text:p>
      <text:p text:style-name="P58">26/04/20</text:p>
      <text:p text:style-name="P59">10/05/20</text:p>
      <text:p text:style-name="P60">30/05/20</text:p>
      <text:p text:style-name="P61">08/06/20</text:p>
      <text:p text:style-name="P62">02/07/20</text:p>
      <text:p text:style-name="P63">17/07/20</text:p>
      <text:p text:style-name="P64">16/08/20</text:p>
      <text:p text:style-name="P65"><text:span text:style-name="T66">0-/09/20</text:span></text:p>
      <text:p text:style-name="P67">10/01/20</text:p>
      <text:p text:style-name="P68">12/11/20</text:p>
      <text:p text:style-name="P69">23/12/20</text:p>
      <text:soft-page-break/>
      <text:p text:style-name="P70">0-/02/21</text:p>
      <text:p text:style-name="P71">23/03/21</text:p>
      <text:p text:style-name="P72"><text:span text:style-name="T73">25/04/21</text:span></text:p>
      <text:p text:style-name="P74"><text:span text:style-name="T75">2</text:span><text:span text:style-name="T76">-</text:span><text:span text:style-name="T77">/0</text:span><text:span text:style-name="T78">5</text:span><text:span text:style-name="T79">/21</text:span></text:p>
      <text:p text:style-name="P80"><text:span text:style-name="T81">2</text:span><text:span text:style-name="T82">-</text:span><text:span text:style-name="T83">/0</text:span><text:span text:style-name="T84">6</text:span><text:span text:style-name="T85">/21</text:span></text:p>
      <text:p text:style-name="P86"><text:span text:style-name="T87">20/07/21</text:span></text:p>
      <text:p text:style-name="P88"/>
      <text:p text:style-name="P89"/>
      <text:p text:style-name="Standard"><text:span text:style-name="T90">Beard</text:span><text:span text:style-name="T91">:</text:span></text:p>
      <text:p text:style-name="Standard"><text:span text:style-name="T92"><text:tab/></text:span><text:span text:style-name="T93">09/06/16</text:span></text:p>
      <text:p text:style-name="P94"><text:tab/>04/09/16</text:p>
      <text:p text:style-name="P95"><text:tab/>03/11/16</text:p>
      <text:p text:style-name="P96"><text:tab/>28/02/17</text:p>
      <text:p text:style-name="P97"><text:tab/>27/04/17</text:p>
      <text:p text:style-name="P98"><text:tab/>02/09/17</text:p>
      <text:p text:style-name="P99"><text:tab/>14/11/17</text:p>
      <text:p text:style-name="P100"><text:tab/>02/01/18</text:p>
      <text:p text:style-name="P101"><text:tab/>12/03/18</text:p>
      <text:p text:style-name="P102"><text:tab/>07/05/18</text:p>
      <text:p text:style-name="P103"><text:tab/>13/08/18</text:p>
      <text:p text:style-name="P104"><text:tab/>04/10/18</text:p>
      <text:p text:style-name="P105"><text:tab/>20/11/18</text:p>
      <text:p text:style-name="P106"><text:tab/>01/01/19</text:p>
      <text:p text:style-name="P107">09/03/19</text:p>
      <text:p text:style-name="P108">11/04/19</text:p>
      <text:p text:style-name="P109">28/06/19</text:p>
      <text:p text:style-name="P110">02/08/19</text:p>
      <text:p text:style-name="P111">06/09/19</text:p>
      <text:p text:style-name="P112">15/10/19*</text:p>
      <text:p text:style-name="P113">15/07/20</text:p>
      <text:p text:style-name="P114">25/11/20</text:p>
      <text:p text:style-name="P115">16/03/21</text:p>
      <text:p text:style-name="P116">28/04/21</text:p>
      <text:p text:style-name="P117">28/04/21</text:p>
      <text:p text:style-name="P118">2-/05/21</text:p>
      <text:p text:style-name="P119">29/06/21</text:p>
      <text:p text:style-name="P120">29/07/21</text:p>
      <text:p text:style-name="P121"/>
      <text:p text:style-name="P122"/>
      <text:p text:style-name="Standard"><text:span text:style-name="T123">Contact Lenses</text:span><text:span text:style-name="T124">:</text:span></text:p>
      <text:p text:style-name="Standard"><text:span text:style-name="T125"><text:tab/></text:span><text:span text:style-name="T126">2~/09/16</text:span></text:p>
      <text:p text:style-name="P127"><text:tab/>01/11/16</text:p>
      <text:p text:style-name="P128"><text:tab/>27/11/16</text:p>
      <text:p text:style-name="P129"><text:tab/>01/01/17</text:p>
      <text:p text:style-name="P130"><text:tab/>07/02/17</text:p>
      <text:p text:style-name="P131"><text:tab/>21/03/17</text:p>
      <text:p text:style-name="P132"><text:tab/>26/04/17</text:p>
      <text:p text:style-name="Standard"><text:span text:style-name="T133"><text:tab/>02/06/17</text:span></text:p>
      <text:p text:style-name="P134"><text:tab/>2~/06/17</text:p>
      <text:p text:style-name="Standard"><text:span text:style-name="T135"><text:tab/>17/07/17</text:span></text:p>
      <text:p text:style-name="Standard"><text:span text:style-name="T136"><text:tab/></text:span><text:span text:style-name="T137">04/09/17</text:span></text:p>
      <text:p text:style-name="Standard"><text:span text:style-name="T138"><text:tab/></text:span><text:span text:style-name="T139">15/10/17</text:span></text:p>
      <text:p text:style-name="P140"><text:tab/>09/11/17</text:p>
      <text:p text:style-name="Standard"><text:span text:style-name="T141"><text:tab/>10/12/17</text:span></text:p>
      <text:p text:style-name="P142"><text:tab/>07/01/18</text:p>
      <text:p text:style-name="Standard"><text:span text:style-name="T143"><text:tab/>10/02/18<text:s/></text:span></text:p>
      <text:p text:style-name="P144">20/03/18<text:s/></text:p>
      <text:p text:style-name="P145">03/05/18<text:s/></text:p>
      <text:p text:style-name="P146">22/06/18<text:s/></text:p>
      <text:p text:style-name="P147">2~/07/18</text:p>
      <text:p text:style-name="P148">22/08/18</text:p>
      <text:p text:style-name="P149">15/10/18</text:p>
      <text:p text:style-name="P150">04/11/18</text:p>
      <text:soft-page-break/>
      <text:p text:style-name="P151">24/11/18</text:p>
      <text:p text:style-name="P152">08/01/19</text:p>
      <text:p text:style-name="P153">15/02/19</text:p>
      <text:p text:style-name="P154">02/04/19</text:p>
      <text:p text:style-name="P155">02/05/19</text:p>
      <text:p text:style-name="P156">26/05/19</text:p>
      <text:p text:style-name="P157">09/07/19</text:p>
      <text:p text:style-name="P158"><text:span text:style-name="T159">01</text:span><text:span text:style-name="T160">­/08/19</text:span><text:span text:style-name="T161"><text:tab/></text:span></text:p>
      <text:p text:style-name="P162">28/10/19</text:p>
      <text:p text:style-name="P163">20/11/19</text:p>
      <text:p text:style-name="P164">18/12/19</text:p>
      <text:p text:style-name="P165">02/02/20</text:p>
      <text:p text:style-name="P166"><text:span text:style-name="T167">06/03/20<text:s/></text:span><text:span text:style-name="T168">x2</text:span></text:p>
      <text:p text:style-name="P169">07/05/20</text:p>
      <text:p text:style-name="P170">-/07/20</text:p>
      <text:p text:style-name="P171">20/08/20</text:p>
      <text:p text:style-name="P172">0-/10/20</text:p>
      <text:p text:style-name="P173">1-/11/20</text:p>
      <text:p text:style-name="P174">10/12/20</text:p>
      <text:p text:style-name="P175">25/02/21</text:p>
      <text:p text:style-name="P176">27/03/21</text:p>
      <text:p text:style-name="P177">03/05/21</text:p>
      <text:p text:style-name="P178">15/06/21</text:p>
      <text:p text:style-name="P179">0-/07/21</text:p>
      <text:p text:style-name="P180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Georg Dimopoulos</meta:initial-creator>
    <dc:creator>Georgios Dimopoulos</dc:creator>
    <meta:creation-date>2017-10-16T20:22:00Z</meta:creation-date>
    <dc:date>2021-08-06T08:18:00Z</dc:date>
    <meta:template xlink:href="Normal" xlink:type="simple"/>
    <meta:editing-cycles>181</meta:editing-cycles>
    <meta:editing-duration>PT960S</meta:editing-duration>
    <meta:document-statistic meta:page-count="3" meta:paragraph-count="2" meta:word-count="208" meta:character-count="1393" meta:row-count="9" meta:non-whitespace-character-count="1187"/>
  </office:meta>
</office:document-meta>
</file>